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Quinnipiac (0-1)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Purdue Fort Wayne (1-0)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Quinnipiac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29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36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29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38</text:p>
          </table:table-cell>
          <table:table-cell office:value-type="string">
            <text:p>.07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30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6</text:p>
          </table:table-cell>
          <table:table-cell office:value-type="string">
            <text:p>.308</text:p>
          </table:table-cell>
        </table:table-row>
      </table:table>
      <table:table table:name="Sheet 2">
        <table:table-row>
          <table:table-cell office:value-type="string">
            <text:p>Quinnipiac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organ Sherwin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ley Anderso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lejandra Rodriguez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Maria Pansari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Kaleigh Oate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Natalie Alechko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9</text:p>
          </table:table-cell>
          <table:table-cell office:value-type="string">
            <text:p>.05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Jen Coffey 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49</text:p>
          </table:table-cell>
          <table:table-cell office:value-type="string">
            <text:p>.16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Elizabeth Kloos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.15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Kat Miller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2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Gabby Horman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4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4</text:p>
          </table:table-cell>
          <table:table-cell office:value-type="string">
            <text:p>28</text:p>
          </table:table-cell>
          <table:table-cell office:value-type="string">
            <text:p>176</text:p>
          </table:table-cell>
          <table:table-cell office:value-type="string">
            <text:p>.148</text:p>
          </table:table-cell>
          <table:table-cell office:value-type="string">
            <text:p>48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0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 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667</text:p>
          </table:table-cell>
          <table:table-cell office:value-type="string">
            <text:p>5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arbara Maximiano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23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48</text:p>
          </table:table-cell>
          <table:table-cell office:value-type="string">
            <text:p>.22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40</text:p>
          </table:table-cell>
          <table:table-cell office:value-type="string">
            <text:p>.35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36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7</text:p>
          </table:table-cell>
          <table:table-cell office:value-type="string">
            <text:p>24</text:p>
          </table:table-cell>
          <table:table-cell office:value-type="string">
            <text:p>171</text:p>
          </table:table-cell>
          <table:table-cell office:value-type="string">
            <text:p>.251</text:p>
          </table:table-cell>
          <table:table-cell office:value-type="string">
            <text:p>60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83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8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